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3 年 6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9450" calcext:value-type="float">
            <text:p><text:s text:c="3"/>79,450</text:p>
          </table:table-cell>
          <table:table-cell table:style-name="ce25" office:value-type="float" office:value="3610" calcext:value-type="float">
            <text:p><text:s text:c="3"/>3,610</text:p>
          </table:table-cell>
          <table:table-cell table:style-name="ce25" office:value-type="float" office:value="7139" calcext:value-type="float">
            <text:p><text:s text:c="3"/>7,139</text:p>
          </table:table-cell>
          <table:table-cell table:style-name="ce25" office:value-type="float" office:value="6327" calcext:value-type="float">
            <text:p><text:s text:c="3"/>6,327</text:p>
          </table:table-cell>
          <table:table-cell table:style-name="ce25" office:value-type="float" office:value="3062" calcext:value-type="float">
            <text:p><text:s text:c="3"/>3,062</text:p>
          </table:table-cell>
          <table:table-cell table:style-name="ce25" office:value-type="float" office:value="2854" calcext:value-type="float">
            <text:p><text:s text:c="3"/>2,854</text:p>
          </table:table-cell>
          <table:table-cell table:style-name="ce25" office:value-type="float" office:value="1595" calcext:value-type="float">
            <text:p><text:s text:c="3"/>1,595</text:p>
          </table:table-cell>
          <table:table-cell table:style-name="ce25" office:value-type="float" office:value="2779" calcext:value-type="float">
            <text:p><text:s text:c="3"/>2,779</text:p>
          </table:table-cell>
          <table:table-cell table:style-name="ce25" office:value-type="float" office:value="7851" calcext:value-type="float">
            <text:p><text:s text:c="3"/>7,851</text:p>
          </table:table-cell>
          <table:table-cell table:style-name="ce25" office:value-type="float" office:value="500" calcext:value-type="float">
            <text:p><text:s text:c="3"/>50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431" calcext:value-type="float">
            <text:p><text:s text:c="3"/>3,431</text:p>
          </table:table-cell>
          <table:table-cell table:style-name="ce25" office:value-type="float" office:value="38633" calcext:value-type="float">
            <text:p><text:s text:c="3"/>38,633</text:p>
          </table:table-cell>
          <table:table-cell table:style-name="ce25" office:value-type="float" office:value="1655" calcext:value-type="float">
            <text:p><text:s text:c="3"/>1,655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75677" calcext:value-type="float">
            <text:p><text:s text:c="3"/>75,677</text:p>
          </table:table-cell>
          <table:table-cell table:style-name="ce25" office:value-type="float" office:value="1437" calcext:value-type="float">
            <text:p><text:s text:c="3"/>1,437</text:p>
          </table:table-cell>
          <table:table-cell table:style-name="ce25" office:value-type="float" office:value="7532" calcext:value-type="float">
            <text:p><text:s text:c="3"/>7,532</text:p>
          </table:table-cell>
          <table:table-cell table:style-name="ce25" office:value-type="float" office:value="4587" calcext:value-type="float">
            <text:p><text:s text:c="3"/>4,587</text:p>
          </table:table-cell>
          <table:table-cell table:style-name="ce25" office:value-type="float" office:value="4426" calcext:value-type="float">
            <text:p><text:s text:c="3"/>4,426</text:p>
          </table:table-cell>
          <table:table-cell table:style-name="ce25" office:value-type="float" office:value="3741" calcext:value-type="float">
            <text:p><text:s text:c="3"/>3,741</text:p>
          </table:table-cell>
          <table:table-cell table:style-name="ce25" office:value-type="float" office:value="1975" calcext:value-type="float">
            <text:p><text:s text:c="3"/>1,975</text:p>
          </table:table-cell>
          <table:table-cell table:style-name="ce25" office:value-type="float" office:value="2616" calcext:value-type="float">
            <text:p><text:s text:c="3"/>2,616</text:p>
          </table:table-cell>
          <table:table-cell table:style-name="ce25" office:value-type="float" office:value="6935" calcext:value-type="float">
            <text:p><text:s text:c="3"/>6,935</text:p>
          </table:table-cell>
          <table:table-cell table:style-name="ce25" office:value-type="float" office:value="295" calcext:value-type="float">
            <text:p><text:s text:c="3"/>29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431" calcext:value-type="float">
            <text:p><text:s text:c="3"/>3,431</text:p>
          </table:table-cell>
          <table:table-cell table:style-name="ce25" office:value-type="float" office:value="38633" calcext:value-type="float">
            <text:p><text:s text:c="3"/>38,633</text:p>
          </table:table-cell>
          <table:table-cell table:style-name="ce25" office:value-type="float" office:value="52" calcext:value-type="float">
            <text:p><text:s text:c="3"/>52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9" office:value-type="float" office:value="3773" calcext:value-type="float">
            <text:p><text:s text:c="3"/>3,77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6601" calcext:value-type="float">
            <text:p><text:s text:c="3"/>36,601</text:p>
          </table:table-cell>
          <table:table-cell table:style-name="ce25" office:value-type="float" office:value="1592" calcext:value-type="float">
            <text:p><text:s text:c="3"/>1,592</text:p>
          </table:table-cell>
          <table:table-cell table:style-name="ce25" office:value-type="float" office:value="3320" calcext:value-type="float">
            <text:p><text:s text:c="3"/>3,320</text:p>
          </table:table-cell>
          <table:table-cell table:style-name="ce25" office:value-type="float" office:value="3057" calcext:value-type="float">
            <text:p><text:s text:c="3"/>3,057</text:p>
          </table:table-cell>
          <table:table-cell table:style-name="ce25" office:value-type="float" office:value="1435" calcext:value-type="float">
            <text:p><text:s text:c="3"/>1,435</text:p>
          </table:table-cell>
          <table:table-cell table:style-name="ce25" office:value-type="float" office:value="1278" calcext:value-type="float">
            <text:p><text:s text:c="3"/>1,278</text:p>
          </table:table-cell>
          <table:table-cell table:style-name="ce25" office:value-type="float" office:value="731" calcext:value-type="float">
            <text:p><text:s text:c="3"/>731</text:p>
          </table:table-cell>
          <table:table-cell table:style-name="ce25" office:value-type="float" office:value="1356" calcext:value-type="float">
            <text:p><text:s text:c="3"/>1,356</text:p>
          </table:table-cell>
          <table:table-cell table:style-name="ce25" office:value-type="float" office:value="3664" calcext:value-type="float">
            <text:p><text:s text:c="3"/>3,664</text:p>
          </table:table-cell>
          <table:table-cell table:style-name="ce25" office:value-type="float" office:value="269" calcext:value-type="float">
            <text:p><text:s text:c="3"/>269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568" calcext:value-type="float">
            <text:p><text:s text:c="3"/>1,568</text:p>
          </table:table-cell>
          <table:table-cell table:style-name="ce25" office:value-type="float" office:value="17832" calcext:value-type="float">
            <text:p><text:s text:c="3"/>17,832</text:p>
          </table:table-cell>
          <table:table-cell table:style-name="ce25" office:value-type="float" office:value="492" calcext:value-type="float">
            <text:p><text:s text:c="3"/>492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35227" calcext:value-type="float">
            <text:p><text:s text:c="3"/>35,227</text:p>
          </table:table-cell>
          <table:table-cell table:style-name="ce25" office:value-type="float" office:value="684" calcext:value-type="float">
            <text:p><text:s text:c="3"/>684</text:p>
          </table:table-cell>
          <table:table-cell table:style-name="ce25" office:value-type="float" office:value="3596" calcext:value-type="float">
            <text:p><text:s text:c="3"/>3,596</text:p>
          </table:table-cell>
          <table:table-cell table:style-name="ce25" office:value-type="float" office:value="2034" calcext:value-type="float">
            <text:p><text:s text:c="3"/>2,034</text:p>
          </table:table-cell>
          <table:table-cell table:style-name="ce25" office:value-type="float" office:value="2058" calcext:value-type="float">
            <text:p><text:s text:c="3"/>2,058</text:p>
          </table:table-cell>
          <table:table-cell table:style-name="ce25" office:value-type="float" office:value="1759" calcext:value-type="float">
            <text:p><text:s text:c="3"/>1,759</text:p>
          </table:table-cell>
          <table:table-cell table:style-name="ce25" office:value-type="float" office:value="950" calcext:value-type="float">
            <text:p><text:s text:c="3"/>950</text:p>
          </table:table-cell>
          <table:table-cell table:style-name="ce25" office:value-type="float" office:value="1242" calcext:value-type="float">
            <text:p><text:s text:c="3"/>1,242</text:p>
          </table:table-cell>
          <table:table-cell table:style-name="ce25" office:value-type="float" office:value="3317" calcext:value-type="float">
            <text:p><text:s text:c="3"/>3,317</text:p>
          </table:table-cell>
          <table:table-cell table:style-name="ce25" office:value-type="float" office:value="154" calcext:value-type="float">
            <text:p><text:s text:c="3"/>15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568" calcext:value-type="float">
            <text:p><text:s text:c="3"/>1,568</text:p>
          </table:table-cell>
          <table:table-cell table:style-name="ce25" office:value-type="float" office:value="17832" calcext:value-type="float">
            <text:p><text:s text:c="3"/>17,832</text:p>
          </table:table-cell>
          <table:table-cell table:style-name="ce25" office:value-type="float" office:value="24" calcext:value-type="float">
            <text:p><text:s text:c="3"/>24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43" office:value-type="float" office:value="1374" calcext:value-type="float">
            <text:p><text:s text:c="3"/>1,3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2849" calcext:value-type="float">
            <text:p><text:s text:c="3"/>42,849</text:p>
          </table:table-cell>
          <table:table-cell table:style-name="ce25" office:value-type="float" office:value="2018" calcext:value-type="float">
            <text:p><text:s text:c="3"/>2,018</text:p>
          </table:table-cell>
          <table:table-cell table:style-name="ce25" office:value-type="float" office:value="3819" calcext:value-type="float">
            <text:p><text:s text:c="3"/>3,819</text:p>
          </table:table-cell>
          <table:table-cell table:style-name="ce25" office:value-type="float" office:value="3270" calcext:value-type="float">
            <text:p><text:s text:c="3"/>3,270</text:p>
          </table:table-cell>
          <table:table-cell table:style-name="ce25" office:value-type="float" office:value="1627" calcext:value-type="float">
            <text:p><text:s text:c="3"/>1,627</text:p>
          </table:table-cell>
          <table:table-cell table:style-name="ce25" office:value-type="float" office:value="1576" calcext:value-type="float">
            <text:p><text:s text:c="3"/>1,576</text:p>
          </table:table-cell>
          <table:table-cell table:style-name="ce25" office:value-type="float" office:value="864" calcext:value-type="float">
            <text:p><text:s text:c="3"/>864</text:p>
          </table:table-cell>
          <table:table-cell table:style-name="ce25" office:value-type="float" office:value="1423" calcext:value-type="float">
            <text:p><text:s text:c="3"/>1,423</text:p>
          </table:table-cell>
          <table:table-cell table:style-name="ce25" office:value-type="float" office:value="4187" calcext:value-type="float">
            <text:p><text:s text:c="3"/>4,187</text:p>
          </table:table-cell>
          <table:table-cell table:style-name="ce25" office:value-type="float" office:value="231" calcext:value-type="float">
            <text:p><text:s text:c="3"/>23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63" calcext:value-type="float">
            <text:p><text:s text:c="3"/>1,863</text:p>
          </table:table-cell>
          <table:table-cell table:style-name="ce25" office:value-type="float" office:value="20801" calcext:value-type="float">
            <text:p><text:s text:c="3"/>20,801</text:p>
          </table:table-cell>
          <table:table-cell table:style-name="ce25" office:value-type="float" office:value="1163" calcext:value-type="float">
            <text:p><text:s text:c="3"/>1,163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40450" calcext:value-type="float">
            <text:p><text:s text:c="3"/>40,450</text:p>
          </table:table-cell>
          <table:table-cell table:style-name="ce25" office:value-type="float" office:value="753" calcext:value-type="float">
            <text:p><text:s text:c="3"/>753</text:p>
          </table:table-cell>
          <table:table-cell table:style-name="ce25" office:value-type="float" office:value="3936" calcext:value-type="float">
            <text:p><text:s text:c="3"/>3,936</text:p>
          </table:table-cell>
          <table:table-cell table:style-name="ce25" office:value-type="float" office:value="2553" calcext:value-type="float">
            <text:p><text:s text:c="3"/>2,553</text:p>
          </table:table-cell>
          <table:table-cell table:style-name="ce25" office:value-type="float" office:value="2368" calcext:value-type="float">
            <text:p><text:s text:c="3"/>2,368</text:p>
          </table:table-cell>
          <table:table-cell table:style-name="ce25" office:value-type="float" office:value="1982" calcext:value-type="float">
            <text:p><text:s text:c="3"/>1,982</text:p>
          </table:table-cell>
          <table:table-cell table:style-name="ce25" office:value-type="float" office:value="1025" calcext:value-type="float">
            <text:p><text:s text:c="3"/>1,025</text:p>
          </table:table-cell>
          <table:table-cell table:style-name="ce25" office:value-type="float" office:value="1374" calcext:value-type="float">
            <text:p><text:s text:c="3"/>1,374</text:p>
          </table:table-cell>
          <table:table-cell table:style-name="ce25" office:value-type="float" office:value="3618" calcext:value-type="float">
            <text:p><text:s text:c="3"/>3,618</text:p>
          </table:table-cell>
          <table:table-cell table:style-name="ce25" office:value-type="float" office:value="141" calcext:value-type="float">
            <text:p><text:s text:c="3"/>14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63" calcext:value-type="float">
            <text:p><text:s text:c="3"/>1,863</text:p>
          </table:table-cell>
          <table:table-cell table:style-name="ce25" office:value-type="float" office:value="20801" calcext:value-type="float">
            <text:p><text:s text:c="3"/>20,801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4" office:value-type="float" office:value="2399" calcext:value-type="float">
            <text:p><text:s text:c="3"/>2,39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649" calcext:value-type="float">
            <text:p>14,649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08" calcext:value-type="float">
            <text:p>4,008</text:p>
          </table:table-cell>
          <table:table-cell table:style-name="ce26" office:value-type="float" office:value="1036" calcext:value-type="float">
            <text:p>1,036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1577" calcext:value-type="float">
            <text:p>1,577</text:p>
          </table:table-cell>
          <table:table-cell table:style-name="ce26" office:value-type="float" office:value="107" calcext:value-type="float">
            <text:p>10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47" calcext:value-type="float">
            <text:p>5,947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438" calcext:value-type="float">
            <text:p>13,438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76" calcext:value-type="float">
            <text:p>2,676</text:p>
          </table:table-cell>
          <table:table-cell table:style-name="ce26" office:value-type="float" office:value="1871" calcext:value-type="float">
            <text:p>1,871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588" calcext:value-type="float">
            <text:p>1,588</text:p>
          </table:table-cell>
          <table:table-cell table:style-name="ce26" office:value-type="float" office:value="77" calcext:value-type="float">
            <text:p>7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947" calcext:value-type="float">
            <text:p>5,94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211" calcext:value-type="float">
            <text:p>1,21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13" calcext:value-type="float">
            <text:p>6,713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40" calcext:value-type="float">
            <text:p>1,940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65" calcext:value-type="float">
            <text:p>2,665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157" calcext:value-type="float">
            <text:p>6,157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777" calcext:value-type="float">
            <text:p>77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665" calcext:value-type="float">
            <text:p>2,66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556" calcext:value-type="float">
            <text:p>55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936" calcext:value-type="float">
            <text:p>7,936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81" calcext:value-type="float">
            <text:p>7,281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655" calcext:value-type="float">
            <text:p>65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957" calcext:value-type="float">
            <text:p>9,957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2676" calcext:value-type="float">
            <text:p>2,67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43" calcext:value-type="float">
            <text:p>4,043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730" calcext:value-type="float">
            <text:p>10,730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4008" calcext:value-type="float">
            <text:p>4,0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941" calcext:value-type="float">
            <text:p>941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43" calcext:value-type="float">
            <text:p>4,043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773" calcext:value-type="float">
            <text:p><text:s/>－77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86" calcext:value-type="float">
            <text:p>4,486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2" calcext:value-type="float">
            <text:p>19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81" calcext:value-type="float">
            <text:p>1,881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06" calcext:value-type="float">
            <text:p>5,106</text:p>
          </table:table-cell>
          <table:table-cell table:style-name="ce27" office:value-type="float" office:value="157" calcext:value-type="float">
            <text:p>157</text:p>
          </table:table-cell>
          <table:table-cell table:style-name="ce27" office:value-type="float" office:value="1940" calcext:value-type="float">
            <text:p>1,9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81" calcext:value-type="float">
            <text:p>1,88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620" calcext:value-type="float">
            <text:p><text:s/>－62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471" calcext:value-type="float">
            <text:p>5,471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62" calcext:value-type="float">
            <text:p>2,16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624" calcext:value-type="float">
            <text:p>5,624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62" calcext:value-type="float">
            <text:p>2,16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53" calcext:value-type="float">
            <text:p><text:s/>－15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838" calcext:value-type="float">
            <text:p>8,838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871" calcext:value-type="float">
            <text:p>1,871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185" calcext:value-type="float">
            <text:p>1,185</text:p>
          </table:table-cell>
          <table:table-cell table:style-name="ce26" office:value-type="float" office:value="70" calcext:value-type="float">
            <text:p>7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15" calcext:value-type="float">
            <text:p>3,915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132" calcext:value-type="float">
            <text:p>7,132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036" calcext:value-type="float">
            <text:p>1,036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915" calcext:value-type="float">
            <text:p>3,91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706" calcext:value-type="float">
            <text:p>1,70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24" calcext:value-type="float">
            <text:p>4,124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868" calcext:value-type="float">
            <text:p>868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46" calcext:value-type="float">
            <text:p>1,8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350" calcext:value-type="float">
            <text:p>3,350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192" calcext:value-type="float">
            <text:p>1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46" calcext:value-type="float">
            <text:p>1,84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774" calcext:value-type="float">
            <text:p>7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69" calcext:value-type="float">
            <text:p>2,069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932" calcext:value-type="float">
            <text:p>93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742" calcext:value-type="float">
            <text:p>10,742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2211" calcext:value-type="float">
            <text:p>2,211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07" calcext:value-type="float">
            <text:p>6,507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514" calcext:value-type="float">
            <text:p>9,514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1572" calcext:value-type="float">
            <text:p>1,572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07" calcext:value-type="float">
            <text:p>6,50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1228" calcext:value-type="float">
            <text:p>1,228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04" calcext:value-type="float">
            <text:p>5,004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008" calcext:value-type="float">
            <text:p>1,008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41" calcext:value-type="float">
            <text:p>3,041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94" calcext:value-type="float">
            <text:p>4,394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715" calcext:value-type="float">
            <text:p>715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41" calcext:value-type="float">
            <text:p>3,0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610" calcext:value-type="float">
            <text:p>61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20" calcext:value-type="float">
            <text:p>5,12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618" calcext:value-type="float">
            <text:p>61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630" calcext:value-type="float">
            <text:p>5,63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389" calcext:value-type="float">
            <text:p>3,389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055" calcext:value-type="float">
            <text:p>5,05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389" calcext:value-type="float">
            <text:p>3,38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75" calcext:value-type="float">
            <text:p>57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625" calcext:value-type="float">
            <text:p>2,625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349" calcext:value-type="float">
            <text:p>2,34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276" calcext:value-type="float">
            <text:p>27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005" calcext:value-type="float">
            <text:p>3,00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09" calcext:value-type="float">
            <text:p>1,809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299" calcext:value-type="float">
            <text:p>29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498" calcext:value-type="float">
            <text:p>9,498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19" calcext:value-type="float">
            <text:p>1,219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5" calcext:value-type="float">
            <text:p>6,335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285" calcext:value-type="float">
            <text:p>9,285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48" calcext:value-type="float">
            <text:p>1,148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335" calcext:value-type="float">
            <text:p>6,33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213" calcext:value-type="float">
            <text:p>213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41" calcext:value-type="float">
            <text:p>4,341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81" calcext:value-type="float">
            <text:p>581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83" calcext:value-type="float">
            <text:p>2,883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321" calcext:value-type="float">
            <text:p>4,32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1" calcext:value-type="float">
            <text:p>571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883" calcext:value-type="float">
            <text:p>2,88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157" calcext:value-type="float">
            <text:p>5,157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52" calcext:value-type="float">
            <text:p>3,45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46" office:value-type="float" office:value="193" calcext:value-type="float">
            <text:p>19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9561" calcext:value-type="float">
            <text:p><text:s text:c="3"/>19,561</text:p>
          </table:table-cell>
          <table:table-cell table:style-name="ce29" office:value-type="float" office:value="604" calcext:value-type="float">
            <text:p><text:s text:c="3"/>604</text:p>
          </table:table-cell>
          <table:table-cell table:style-name="ce29" office:value-type="float" office:value="1588" calcext:value-type="float">
            <text:p><text:s text:c="3"/>1,588</text:p>
          </table:table-cell>
          <table:table-cell table:style-name="ce29" office:value-type="float" office:value="941" calcext:value-type="float">
            <text:p><text:s text:c="3"/>941</text:p>
          </table:table-cell>
          <table:table-cell table:style-name="ce29" office:value-type="float" office:value="1024" calcext:value-type="float">
            <text:p><text:s text:c="3"/>1,024</text:p>
          </table:table-cell>
          <table:table-cell table:style-name="ce29" office:value-type="float" office:value="1572" calcext:value-type="float">
            <text:p><text:s text:c="3"/>1,572</text:p>
          </table:table-cell>
          <table:table-cell table:style-name="ce29" office:value-type="float" office:value="537" calcext:value-type="float">
            <text:p><text:s text:c="3"/>537</text:p>
          </table:table-cell>
          <table:table-cell table:style-name="ce29" office:value-type="float" office:value="1148" calcext:value-type="float">
            <text:p><text:s text:c="3"/>1,14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25" calcext:value-type="float">
            <text:p><text:s text:c="3"/>12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425" calcext:value-type="float">
            <text:p><text:s text:c="3"/>3,425</text:p>
          </table:table-cell>
          <table:table-cell table:style-name="ce29" office:value-type="float" office:value="8240" calcext:value-type="float">
            <text:p><text:s text:c="3"/>8,240</text:p>
          </table:table-cell>
          <table:table-cell table:style-name="ce29" office:value-type="float" office:value="356" calcext:value-type="float">
            <text:p><text:s text:c="3"/>356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19755" calcext:value-type="float">
            <text:p><text:s text:c="3"/>19,755</text:p>
          </table:table-cell>
          <table:table-cell table:style-name="ce29" office:value-type="float" office:value="229" calcext:value-type="float">
            <text:p><text:s text:c="3"/>229</text:p>
          </table:table-cell>
          <table:table-cell table:style-name="ce29" office:value-type="float" office:value="1577" calcext:value-type="float">
            <text:p><text:s text:c="3"/>1,577</text:p>
          </table:table-cell>
          <table:table-cell table:style-name="ce29" office:value-type="float" office:value="847" calcext:value-type="float">
            <text:p><text:s text:c="3"/>847</text:p>
          </table:table-cell>
          <table:table-cell table:style-name="ce29" office:value-type="float" office:value="1185" calcext:value-type="float">
            <text:p><text:s text:c="3"/>1,185</text:p>
          </table:table-cell>
          <table:table-cell table:style-name="ce29" office:value-type="float" office:value="2211" calcext:value-type="float">
            <text:p><text:s text:c="3"/>2,211</text:p>
          </table:table-cell>
          <table:table-cell table:style-name="ce29" office:value-type="float" office:value="751" calcext:value-type="float">
            <text:p><text:s text:c="3"/>751</text:p>
          </table:table-cell>
          <table:table-cell table:style-name="ce29" office:value-type="float" office:value="1219" calcext:value-type="float">
            <text:p><text:s text:c="3"/>1,21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61" calcext:value-type="float">
            <text:p><text:s text:c="3"/>6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425" calcext:value-type="float">
            <text:p><text:s text:c="3"/>3,425</text:p>
          </table:table-cell>
          <table:table-cell table:style-name="ce29" office:value-type="float" office:value="8240" calcext:value-type="float">
            <text:p><text:s text:c="3"/>8,240</text:p>
          </table:table-cell>
          <table:table-cell table:style-name="ce29" office:value-type="float" office:value="9" calcext:value-type="float">
            <text:p><text:s text:c="3"/>9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194" calcext:value-type="float">
            <text:p><text:s/>－19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007" calcext:value-type="float">
            <text:p><text:s text:c="3"/>9,007</text:p>
          </table:table-cell>
          <table:table-cell table:style-name="ce30" office:value-type="float" office:value="255" calcext:value-type="float">
            <text:p><text:s text:c="3"/>255</text:p>
          </table:table-cell>
          <table:table-cell table:style-name="ce30" office:value-type="float" office:value="777" calcext:value-type="float">
            <text:p><text:s text:c="3"/>777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496" calcext:value-type="float">
            <text:p><text:s text:c="3"/>496</text:p>
          </table:table-cell>
          <table:table-cell table:style-name="ce30" office:value-type="float" office:value="715" calcext:value-type="float">
            <text:p><text:s text:c="3"/>715</text:p>
          </table:table-cell>
          <table:table-cell table:style-name="ce30" office:value-type="float" office:value="250" calcext:value-type="float">
            <text:p><text:s text:c="3"/>250</text:p>
          </table:table-cell>
          <table:table-cell table:style-name="ce30" office:value-type="float" office:value="571" calcext:value-type="float">
            <text:p><text:s text:c="3"/>57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6" calcext:value-type="float">
            <text:p><text:s text:c="3"/>6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63" calcext:value-type="float">
            <text:p><text:s text:c="3"/>1,563</text:p>
          </table:table-cell>
          <table:table-cell table:style-name="ce30" office:value-type="float" office:value="3801" calcext:value-type="float">
            <text:p><text:s text:c="3"/>3,801</text:p>
          </table:table-cell>
          <table:table-cell table:style-name="ce30" office:value-type="float" office:value="70" calcext:value-type="float">
            <text:p><text:s text:c="3"/>70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9140" calcext:value-type="float">
            <text:p><text:s text:c="3"/>9,140</text:p>
          </table:table-cell>
          <table:table-cell table:style-name="ce30" office:value-type="float" office:value="109" calcext:value-type="float">
            <text:p><text:s text:c="3"/>109</text:p>
          </table:table-cell>
          <table:table-cell table:style-name="ce30" office:value-type="float" office:value="760" calcext:value-type="float">
            <text:p><text:s text:c="3"/>760</text:p>
          </table:table-cell>
          <table:table-cell table:style-name="ce30" office:value-type="float" office:value="376" calcext:value-type="float">
            <text:p><text:s text:c="3"/>376</text:p>
          </table:table-cell>
          <table:table-cell table:style-name="ce30" office:value-type="float" office:value="570" calcext:value-type="float">
            <text:p><text:s text:c="3"/>570</text:p>
          </table:table-cell>
          <table:table-cell table:style-name="ce30" office:value-type="float" office:value="1008" calcext:value-type="float">
            <text:p><text:s text:c="3"/>1,008</text:p>
          </table:table-cell>
          <table:table-cell table:style-name="ce30" office:value-type="float" office:value="344" calcext:value-type="float">
            <text:p><text:s text:c="3"/>344</text:p>
          </table:table-cell>
          <table:table-cell table:style-name="ce30" office:value-type="float" office:value="581" calcext:value-type="float">
            <text:p><text:s text:c="3"/>581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63" calcext:value-type="float">
            <text:p><text:s text:c="3"/>1,563</text:p>
          </table:table-cell>
          <table:table-cell table:style-name="ce30" office:value-type="float" office:value="3801" calcext:value-type="float">
            <text:p><text:s text:c="3"/>3,801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133" calcext:value-type="float">
            <text:p><text:s/>－13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0554" calcext:value-type="float">
            <text:p><text:s text:c="3"/>10,554</text:p>
          </table:table-cell>
          <table:table-cell table:style-name="ce31" office:value-type="float" office:value="349" calcext:value-type="float">
            <text:p><text:s text:c="3"/>349</text:p>
          </table:table-cell>
          <table:table-cell table:style-name="ce31" office:value-type="float" office:value="811" calcext:value-type="float">
            <text:p><text:s text:c="3"/>811</text:p>
          </table:table-cell>
          <table:table-cell table:style-name="ce31" office:value-type="float" office:value="499" calcext:value-type="float">
            <text:p><text:s text:c="3"/>499</text:p>
          </table:table-cell>
          <table:table-cell table:style-name="ce31" office:value-type="float" office:value="528" calcext:value-type="float">
            <text:p><text:s text:c="3"/>528</text:p>
          </table:table-cell>
          <table:table-cell table:style-name="ce31" office:value-type="float" office:value="857" calcext:value-type="float">
            <text:p><text:s text:c="3"/>857</text:p>
          </table:table-cell>
          <table:table-cell table:style-name="ce31" office:value-type="float" office:value="287" calcext:value-type="float">
            <text:p><text:s text:c="3"/>287</text:p>
          </table:table-cell>
          <table:table-cell table:style-name="ce31" office:value-type="float" office:value="577" calcext:value-type="float">
            <text:p><text:s text:c="3"/>57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62" calcext:value-type="float">
            <text:p><text:s text:c="3"/>1,862</text:p>
          </table:table-cell>
          <table:table-cell table:style-name="ce31" office:value-type="float" office:value="4439" calcext:value-type="float">
            <text:p><text:s text:c="3"/>4,439</text:p>
          </table:table-cell>
          <table:table-cell table:style-name="ce31" office:value-type="float" office:value="286" calcext:value-type="float">
            <text:p><text:s text:c="3"/>286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0615" calcext:value-type="float">
            <text:p><text:s text:c="3"/>10,615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817" calcext:value-type="float">
            <text:p><text:s text:c="3"/>817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615" calcext:value-type="float">
            <text:p><text:s text:c="3"/>615</text:p>
          </table:table-cell>
          <table:table-cell table:style-name="ce31" office:value-type="float" office:value="1203" calcext:value-type="float">
            <text:p><text:s text:c="3"/>1,203</text:p>
          </table:table-cell>
          <table:table-cell table:style-name="ce31" office:value-type="float" office:value="407" calcext:value-type="float">
            <text:p><text:s text:c="3"/>407</text:p>
          </table:table-cell>
          <table:table-cell table:style-name="ce31" office:value-type="float" office:value="638" calcext:value-type="float">
            <text:p><text:s text:c="3"/>63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62" calcext:value-type="float">
            <text:p><text:s text:c="3"/>1,862</text:p>
          </table:table-cell>
          <table:table-cell table:style-name="ce31" office:value-type="float" office:value="4439" calcext:value-type="float">
            <text:p><text:s text:c="3"/>4,439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61" calcext:value-type="float">
            <text:p><text:s/>－6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05" calcext:value-type="float">
            <text:p>1,60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04" calcext:value-type="float">
            <text:p>1,60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967" calcext:value-type="float">
            <text:p>96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36" calcext:value-type="float">
            <text:p>43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31" calcext:value-type="float">
            <text:p>5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54" calcext:value-type="float">
            <text:p>2,05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13" calcext:value-type="float">
            <text:p>1,5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541" calcext:value-type="float">
            <text:p>54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292" calcext:value-type="float">
            <text:p>29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6" calcext:value-type="float">
            <text:p>82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49" calcext:value-type="float">
            <text:p>24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5" calcext:value-type="float">
            <text:p>1,3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32" calcext:value-type="float">
            <text:p>2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34" calcext:value-type="float">
            <text:p>3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62" calcext:value-type="float">
            <text:p>2,46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10" calcext:value-type="float">
            <text:p>3,11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648" calcext:value-type="float">
            <text:p><text:s/>－64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602" calcext:value-type="float">
            <text:p>60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58" calcext:value-type="float">
            <text:p><text:s/>－35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90" calcext:value-type="float">
            <text:p><text:s/>－29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8" calcext:value-type="float">
            <text:p>1,16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317" calcext:value-type="float">
            <text:p>31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3" calcext:value-type="float">
            <text:p><text:s/>－17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52" calcext:value-type="float">
            <text:p>1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8" calcext:value-type="float">
            <text:p><text:s/>－9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65" calcext:value-type="float">
            <text:p>16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5" calcext:value-type="float">
            <text:p><text:s/>－7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91" calcext:value-type="float">
            <text:p>1,79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20" calcext:value-type="float">
            <text:p>1,6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683" calcext:value-type="float">
            <text:p>6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71" calcext:value-type="float">
            <text:p>17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85" calcext:value-type="float">
            <text:p>28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50" calcext:value-type="float">
            <text:p>1,05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398" calcext:value-type="float">
            <text:p>39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114" calcext:value-type="float">
            <text:p>114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8" calcext:value-type="float">
            <text:p>1,17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4" calcext:value-type="float">
            <text:p>1,24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334" calcext:value-type="float">
            <text:p>33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6" calcext:value-type="float">
            <text:p><text:s/>－6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52" calcext:value-type="float">
            <text:p>15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" calcext:value-type="float">
            <text:p>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6" calcext:value-type="float">
            <text:p>226</text:p>
          </table:table-cell>
          <table:table-cell table:style-name="ce34" office:value-type="float" office:value="182" calcext:value-type="float">
            <text:p>18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8" calcext:value-type="float">
            <text:p><text:s/>－6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08" calcext:value-type="float">
            <text:p>2,30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239" calcext:value-type="float">
            <text:p>1,239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79" calcext:value-type="float">
            <text:p><text:s/>－7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52" calcext:value-type="float">
            <text:p>1,25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76" calcext:value-type="float">
            <text:p><text:s/>－7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08" calcext:value-type="float">
            <text:p>20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6" calcext:value-type="float">
            <text:p><text:s/>－2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01" calcext:value-type="float">
            <text:p>10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01" calcext:value-type="float">
            <text:p>10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" calcext:value-type="float">
            <text:p><text:s/>－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07" calcext:value-type="float">
            <text:p>1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9" calcext:value-type="float">
            <text:p>1,12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08" calcext:value-type="float">
            <text:p>60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8" calcext:value-type="float">
            <text:p><text:s/>－5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73" calcext:value-type="float">
            <text:p>27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35" calcext:value-type="float">
            <text:p>33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8" calcext:value-type="float">
            <text:p><text:s/>－9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81" calcext:value-type="float">
            <text:p><text:s/>－8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4" calcext:value-type="float">
            <text:p>1,31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90" calcext:value-type="float">
            <text:p>2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40" calcext:value-type="float">
            <text:p>4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61" calcext:value-type="float">
            <text:p>1,66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195" calcext:value-type="float">
            <text:p>19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36" calcext:value-type="float">
            <text:p>3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31" calcext:value-type="float">
            <text:p>13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2" table:style-name="ce32" office:value-type="float" office:value="25" calcext:value-type="float">
            <text:p>2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 table:style-name="ce32" office:value-type="float" office:value="28" calcext:value-type="float">
            <text:p>2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28" calcext:value-type="float">
            <text:p>2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0" calcext:value-type="float">
            <text:p><text:s/>－6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03" calcext:value-type="float">
            <text:p>1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5" calcext:value-type="float">
            <text:p><text:s/>－6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25" calcext:value-type="float">
            <text:p>1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" calcext:value-type="float">
            <text:p>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25" calcext:value-type="float">
            <text:p>1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57" calcext:value-type="float">
            <text:p>25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93" calcext:value-type="float">
            <text:p><text:s/>－193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66" calcext:value-type="float">
            <text:p>6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5" calcext:value-type="float">
            <text:p>1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09" calcext:value-type="float">
            <text:p><text:s/>－10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5" calcext:value-type="float">
            <text:p>24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58" calcext:value-type="float">
            <text:p><text:s/>－15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8" calcext:value-type="float">
            <text:p>1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92" calcext:value-type="float">
            <text:p><text:s/>－9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7" calcext:value-type="float">
            <text:p>11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6" calcext:value-type="float">
            <text:p><text:s/>－6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